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20pt" fo:font-weight="bold" officeooo:rsid="001521c7" officeooo:paragraph-rsid="001521c7" style:font-size-asian="20pt" style:font-weight-asian="bold" style:font-size-complex="20pt" style:font-weight-complex="bold"/>
    </style:style>
    <style:style style:name="P2" style:family="paragraph" style:parent-style-name="Standard">
      <style:paragraph-properties fo:text-align="justify" style:justify-single-word="false"/>
      <style:text-properties fo:font-size="12pt" officeooo:rsid="001521c7" officeooo:paragraph-rsid="001521c7" style:font-size-asian="10.5pt" style:font-size-complex="12pt"/>
    </style:style>
    <style:style style:name="P3" style:family="paragraph" style:parent-style-name="Standard">
      <style:paragraph-properties fo:text-align="justify" style:justify-single-word="false"/>
      <style:text-properties fo:font-size="12pt" officeooo:rsid="00217515" officeooo:paragraph-rsid="00126ab7" style:font-size-asian="10.5pt" style:font-size-complex="12pt"/>
    </style:style>
    <style:style style:name="P4" style:family="paragraph" style:parent-style-name="Standard">
      <style:paragraph-properties fo:text-align="justify" style:justify-single-word="false"/>
      <style:text-properties fo:font-size="12pt" officeooo:rsid="00217515" officeooo:paragraph-rsid="0013278e" style:font-size-asian="10.5pt" style:font-size-complex="12pt"/>
    </style:style>
    <style:style style:name="P5" style:family="paragraph" style:parent-style-name="Standard">
      <style:paragraph-properties fo:text-align="justify" style:justify-single-word="false"/>
      <style:text-properties officeooo:paragraph-rsid="001521c7"/>
    </style:style>
    <style:style style:name="P6" style:family="paragraph" style:parent-style-name="Standard">
      <style:paragraph-properties fo:text-align="justify" style:justify-single-word="false"/>
      <style:text-properties officeooo:paragraph-rsid="0016fa5d"/>
    </style:style>
    <style:style style:name="P7" style:family="paragraph" style:parent-style-name="Standard">
      <style:paragraph-properties fo:text-align="justify" style:justify-single-word="false"/>
      <style:text-properties officeooo:paragraph-rsid="0018713a"/>
    </style:style>
    <style:style style:name="P8" style:family="paragraph" style:parent-style-name="Standard">
      <style:paragraph-properties fo:text-align="justify" style:justify-single-word="false"/>
      <style:text-properties officeooo:rsid="0016fa5d" officeooo:paragraph-rsid="0016fa5d"/>
    </style:style>
    <style:style style:name="P9" style:family="paragraph" style:parent-style-name="Standard">
      <style:paragraph-properties fo:text-align="justify" style:justify-single-word="false"/>
      <style:text-properties officeooo:rsid="0018989f" officeooo:paragraph-rsid="0018989f"/>
    </style:style>
    <style:style style:name="T1" style:family="text">
      <style:text-properties fo:font-size="12pt" style:font-size-asian="10.5pt" style:font-size-complex="12pt"/>
    </style:style>
    <style:style style:name="T2" style:family="text">
      <style:text-properties fo:font-size="12pt" officeooo:rsid="00217515" style:font-size-asian="10.5pt" style:font-size-complex="12pt"/>
    </style:style>
    <style:style style:name="T3" style:family="text">
      <style:text-properties fo:font-size="12pt" officeooo:rsid="0025b61a" style:font-size-asian="10.5pt" style:font-size-complex="12pt"/>
    </style:style>
    <style:style style:name="T4" style:family="text">
      <style:text-properties fo:font-size="12pt" officeooo:rsid="001521c7" style:font-size-asian="10.5pt" style:font-size-complex="12pt"/>
    </style:style>
    <style:style style:name="T5" style:family="text">
      <style:text-properties fo:font-size="12pt" officeooo:rsid="00230817" style:font-size-asian="10.5pt" style:font-size-complex="12pt"/>
    </style:style>
    <style:style style:name="T6" style:family="text">
      <style:text-properties fo:font-size="12pt" officeooo:rsid="0015bbbf" style:font-size-asian="10.5pt" style:font-size-complex="12pt"/>
    </style:style>
    <style:style style:name="T7" style:family="text">
      <style:text-properties fo:font-size="12pt" officeooo:rsid="0016fa5d" style:font-size-asian="10.5pt" style:font-size-complex="12pt"/>
    </style:style>
    <style:style style:name="T8" style:family="text">
      <style:text-properties fo:font-size="12pt" officeooo:rsid="0018713a" style:font-size-asian="10.5pt" style:font-size-complex="12pt"/>
    </style:style>
    <style:style style:name="T9" style:family="text">
      <style:text-properties fo:font-size="12pt" officeooo:rsid="0018989f" style:font-size-asian="10.5pt" style:font-size-complex="12pt"/>
    </style:style>
    <style:style style:name="T10" style:family="text">
      <style:text-properties fo:font-size="12pt" fo:font-style="italic" style:font-size-asian="10.5pt" style:font-style-asian="italic" style:font-size-complex="12pt" style:font-style-complex="italic"/>
    </style:style>
    <style:style style:name="T11" style:family="text">
      <style:text-properties fo:font-size="12pt" fo:font-style="normal" style:font-size-asian="10.5pt" style:font-style-asian="normal" style:font-size-complex="12pt" style:font-style-complex="normal"/>
    </style:style>
    <style:style style:name="T12" style:family="text">
      <style:text-properties style:text-position="super 58%" fo:font-size="12pt" officeooo:rsid="00217515" style:font-size-asian="10.5pt" style:font-size-complex="12pt"/>
    </style:style>
    <style:style style:name="T13" style:family="text">
      <style:text-properties officeooo:rsid="0020c224"/>
    </style:style>
    <style:style style:name="T14" style:family="text">
      <style:text-properties officeooo:rsid="0018989f"/>
    </style:style>
    <style:style style:name="T15"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D</text:span>ISCUSSION</text:p>
      <text:p text:style-name="P2"/>
      <text:p text:style-name="P8"><text:span text:style-name="T2">U</text:span><text:span text:style-name="T1">sing NBSR modeling, we found Covid Passport interventions decreased incidence of COVID-19 cases in all countries except England, and decreased incidence of COVID-19 hospitalisation in Scotland. ARIMA models, which control for autocorrelation of the observations, supported these findings. The</text:span><text:span text:style-name="T4"> visual difference in the NBSR plots, </text:span><text:span text:style-name="T1">with England as a negative control group, </text:span><text:span text:style-name="T4">reinforce the previous conclusions </text:span><text:span text:style-name="T8">as well. </text:span><text:span text:style-name="T9">However, t</text:span><text:span text:style-name="T4">he study of Covid Passport intervention in</text:span><text:span text:style-name="T2"> England itself on the 15</text:span><text:span text:style-name="T12">th</text:span><text:span text:style-name="T2"> of December 2021 makes it evident that it was insufficient to prevent the increase in both </text:span><text:span text:style-name="T9">incidence of</text:span><text:span text:style-name="T2"> cases and hospital admissions due to the new Omicron variant of the virus. Indeed, it seems likely that Covid Passport was able to control the transmission of the previous Delta variant but not strong enough for the </text:span><text:span text:style-name="T3">new one.</text:span></text:p>
      <text:p text:style-name="P8"><text:span text:style-name="T4"/></text:p>
      <text:p text:style-name="P6"><text:span text:style-name="T2">A</text:span><text:span text:style-name="T4">part from th</text:span><text:span text:style-name="T7">is visual</text:span><text:span text:style-name="T4"> way of assessing the difference in effect of Covid Passport between the different region</text:span><text:span text:style-name="T7">s</text:span><text:span text:style-name="T4">, </text:span><text:span text:style-name="T7">a more quantitative way using DID</text:span><text:span text:style-name="T4"> </text:span><text:span text:style-name="T7">methods was also </text:span><text:span text:style-name="T8">provided. In this sense we could also test whether, even though the Covid Passport might not have had a direct effect of decreasing incidence rates in some countries, it could have led to a better control of the pandemic, using England as a counterfactual. </text:span><text:span text:style-name="T9">W</text:span><text:span text:style-name="T4">e found significant effect of Covid Passport interventions for both incidence rates of cases and hospital admissions in Northern Ireland and the second half of November in Wales, compared to England, where the restriction was not into </text:span><text:span text:style-name="T6">effect</text:span><text:span text:style-name="T4">. The </text:span><text:span text:style-name="T6">impact</text:span><text:span text:style-name="T4"> was not significant for the incidence rate of cases in Scotland nor October in Wales, yet it was for hospital admissions. </text:span><text:span text:style-name="T2">Indeed, during that period the number of cases did decrease abruptly in Wales after the introduction of the Covid Passport. However, as they also decreased in England, </text:span><text:span text:style-name="T8">the intervention effect was not so obvious</text:span><text:span text:style-name="T2">. </text:span><text:span text:style-name="T4">As for Scotland, </text:span><text:span text:style-name="T5">the difference in trends pre-intervention for both groups is too acute to be able to interpret this model in a sensible way, as the assumptions for its validity are surely violated. </text:span><text:span text:style-name="T2">In that sense, </text:span><text:span text:style-name="T4">the DID plots provided</text:span><text:span text:style-name="T2"> for all regions and outcomes, compared to England, </text:span><text:span text:style-name="T4">in whi</text:span><text:span text:style-name="T2">ch both trends have been superposed to better see its similarities and differences, </text:span><text:span text:style-name="T4">serve as a check for the validity of this assumption</text:span><text:span text:style-name="T2">. We note that this condition is arguably satisfied for all pairs except for cases in Scotland, </text:span><text:span text:style-name="T4">and hence we can conclude that the reported positive effects are reliable.</text:span></text:p>
      <text:p text:style-name="P5"><text:span text:style-name="T3"/></text:p>
      <text:p text:style-name="P7"><text:span text:style-name="T3">T</text:span><text:span text:style-name="T8">hese results are coherent with </text:span><text:span text:style-name="T9">previous </text:span><text:span text:style-name="T8">reported increased vaccine uptake after Covid Passport implementation (5), (6). Indeed, apart from the obvious restriction of mobility, the introduction of the Covid Passport and a subsequent increase in vaccine uptake could account for a lowering in both incidence of COVID-19 cases and hospitalisations. Moreover, this would explain the inefficiency observed in controlling the Omicron variant, as recent studies have </text:span><text:span text:style-name="T9">reported lower effectiveness of the vaccines against it (7), (8). </text:span><text:span text:style-name="T8"><text:s/></text:span></text:p>
      <text:p text:style-name="P2"><text:s/></text:p>
      <text:p text:style-name="P5"><text:span text:style-name="T4">Limitations of our analyses include the different covariates which might have affected the studied numbers and have not been accounted for. Time varying influential factors have possibly been controlled with DID methods taking England as a negative control group, yet other differences between the regions might be prevalent and affect the spreading of the virus differently. Moreover, </text:span><text:span text:style-name="T6">the interventions were introduced at different times and with different limitations, and the response of the population to them might have been different in different regions. An unquestionably fair comparison is thus impossible. </text:span></text:p>
      <text:p text:style-name="P5"><text:span text:style-name="T6"/></text:p>
      <text:p text:style-name="P9"><text:span text:style-name="T6">T</text:span><text:span text:style-name="T1">he introduction of mandatory certificates raises multiple ethical issues, and a weighing of its socio-economical consequences must also be taken into account. While Covid Passport is seen to be effective against the Delta variant of COVID-19, our results suggest it is likely not able to control the new Omicron one. Mandatory certification is only one of many policy levers to control the pandemic, and a sensib</text:span><text:span text:style-name="T11">le reassessment of its efficacy should be made by the competent authorities.</text:span></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8T18:42:51.629980855</meta:creation-date>
    <dc:date>2022-01-30T19:57:38.390408751</dc:date>
    <meta:editing-duration>PT15M36S</meta:editing-duration>
    <meta:editing-cycles>2</meta:editing-cycles>
    <meta:generator>LibreOffice/6.4.7.2$Linux_X86_64 LibreOffice_project/40$Build-2</meta:generator>
    <meta:document-statistic meta:table-count="0" meta:image-count="0" meta:object-count="0" meta:page-count="1" meta:paragraph-count="7" meta:word-count="639" meta:character-count="4080" meta:non-whitespace-character-count="3443"/>
  </office:meta>
</office:document-meta>
</file>